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0.335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54cm" svg:height="1.32cm" svg:x="14.453cm" svg:y="15.673cm">
          <draw:text-box>
            <text:p text:style-name="P1"><text:span text:style-name="T1">Electric utility</text:span></text:p>
          </draw:text-box>
        </draw:frame>
        <draw:custom-shape draw:style-name="gr2" draw:text-style-name="P4" xml:id="id2" draw:id="id2" draw:layer="layout" svg:width="1.905cm" svg:height="0.889cm" svg:x="2.385cm" svg:y="22.171cm">
          <text:p text:style-name="P3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15.723cm" svg:y1="16.993cm" svg:x2="3.338cm" svg:y2="22.171cm" draw:start-shape="id1" draw:start-glue-point="2" draw:end-shape="id2" draw:end-glue-point="4" svg:d="M15723 16993v2589h-12385v2589" svg:viewBox="0 0 12386 5179">
          <text:p/>
        </draw:connector>
        <draw:custom-shape draw:style-name="gr2" draw:text-style-name="P4" xml:id="id3" draw:id="id3" draw:layer="layout" svg:width="1.905cm" svg:height="0.889cm" svg:x="2.361cm" svg:y="24.483cm">
          <text:p text:style-name="P3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111cm" svg:height="0.889cm" svg:x="6.39cm" svg:y="24.486cm">
          <text:p text:style-name="P3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221cm" svg:height="0.889cm" svg:x="5.217cm" svg:y="22.179cm">
          <text:p text:style-name="P3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.338cm" svg:y1="23.06cm" svg:x2="3.314cm" svg:y2="24.483cm" draw:start-shape="id2" draw:start-glue-point="8" draw:end-shape="id3" draw:end-glue-point="4" svg:d="M3338 23060v711h-24v712" svg:viewBox="0 0 25 1424">
          <text:p/>
        </draw:connector>
        <draw:connector draw:style-name="gr6" draw:text-style-name="P5" draw:layer="layout" svg:x1="6.39cm" svg:y1="24.93cm" svg:x2="4.266cm" svg:y2="24.927cm" draw:start-shape="id4" draw:start-glue-point="6" draw:end-shape="id3" draw:end-glue-point="10" svg:d="M6390 24930h-1062v-3h-1062" svg:viewBox="0 0 2125 4">
          <text:p/>
        </draw:connector>
        <draw:connector draw:style-name="gr6" draw:text-style-name="P5" draw:layer="layout" svg:x1="6.328cm" svg:y1="23.068cm" svg:x2="3.987cm" svg:y2="24.613cm" draw:start-shape="id5" draw:start-glue-point="8" draw:end-shape="id3" draw:end-glue-point="11" svg:d="M6328 23068v707h-2341v838" svg:viewBox="0 0 2342 1546">
          <text:p/>
        </draw:connector>
        <draw:frame draw:style-name="gr1" draw:text-style-name="P2" xml:id="id6" draw:id="id6" draw:layer="layout" svg:width="2.54cm" svg:height="1.32cm" svg:x="5.309cm" svg:y="13.437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5.309cm" svg:y1="14.097cm" svg:x2="7.438cm" svg:y2="22.623cm" draw:start-shape="id6" draw:start-glue-point="3" draw:end-shape="id5" draw:end-glue-point="10" svg:d="M5309 14097h-526v4371h3181v4155h-526" svg:viewBox="0 0 3182 8527">
          <text:p/>
        </draw:connector>
        <draw:frame draw:style-name="gr1" draw:text-style-name="P2" xml:id="id7" draw:id="id7" draw:layer="layout" svg:width="2.54cm" svg:height="1.32cm" svg:x="11.405cm" svg:y="15.8cm">
          <draw:text-box>
            <text:p text:style-name="P1"><text:span text:style-name="T1">Electric solar</text:span></text:p>
          </draw:text-box>
        </draw:frame>
        <draw:connector draw:style-name="gr3" draw:text-style-name="P5" draw:layer="layout" svg:x1="11.405cm" svg:y1="16.46cm" svg:x2="4.011cm" svg:y2="22.301cm" draw:start-shape="id7" draw:start-glue-point="3" draw:end-shape="id2" draw:end-glue-point="11" svg:d="M11405 16460h-7394v5841" svg:viewBox="0 0 7395 5842">
          <text:p/>
        </draw:connector>
        <draw:frame draw:style-name="gr1" draw:text-style-name="P2" xml:id="id8" draw:id="id8" draw:layer="layout" svg:width="2.54cm" svg:height="1.32cm" svg:x="5.309cm" svg:y="11.228cm">
          <draw:text-box>
            <text:p text:style-name="P1"><text:span text:style-name="T1">Natural Gas</text:span></text:p>
          </draw:text-box>
        </draw:frame>
        <draw:connector draw:style-name="gr3" draw:text-style-name="P5" draw:layer="layout" svg:x1="5.309cm" svg:y1="11.888cm" svg:x2="8.192cm" svg:y2="24.616cm" draw:start-shape="id8" draw:start-glue-point="3" draw:end-shape="id4" draw:end-glue-point="11" svg:d="M5309 11888h-526v6629h3409v6099" svg:viewBox="0 0 3410 12729">
          <text:p/>
        </draw:connector>
        <draw:custom-shape draw:style-name="gr2" draw:text-style-name="P4" xml:id="id9" draw:id="id9" draw:layer="layout" svg:width="1.905cm" svg:height="0.889cm" svg:x="28.931cm" svg:y="11.913cm">
          <text:p text:style-name="P3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.579cm" svg:y1="14.757cm" svg:x2="29.21cm" svg:y2="12.043cm" draw:start-shape="id6" draw:start-glue-point="2" draw:end-shape="id9" draw:end-glue-point="5" svg:d="M6579 14757v526h11811v-3897h10820v657" svg:viewBox="0 0 22632 3898">
          <text:p/>
        </draw:connector>
        <draw:custom-shape draw:style-name="gr4" draw:text-style-name="P4" xml:id="id19" draw:id="id19" draw:layer="layout" svg:width="2.111cm" svg:height="0.889cm" svg:x="13.36cm" svg:y="23.931cm">
          <text:p text:style-name="P3"><text:span text:style-name="T1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2.111cm" svg:height="0.889cm" svg:x="17.295cm" svg:y="24.105cm">
          <text:p text:style-name="P6"><text:span text:style-name="T1">US 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10" draw:id="id10" draw:layer="layout" svg:width="2.54cm" svg:height="1.32cm" svg:x="22.454cm" svg:y="14.149cm">
          <draw:text-box>
            <text:p text:style-name="P1"><text:span text:style-name="T1">Water</text:span></text:p>
          </draw:text-box>
        </draw:frame>
        <draw:connector draw:style-name="gr9" draw:text-style-name="P5" draw:layer="layout" svg:x1="24.994cm" svg:y1="14.809cm" svg:x2="30.557cm" svg:y2="12.672cm" draw:start-shape="id10" draw:start-glue-point="1" draw:end-shape="id9" draw:end-glue-point="9" svg:d="M24994 14809h5563v-2137" svg:viewBox="0 0 5564 2138">
          <text:p/>
        </draw:connector>
        <draw:connector draw:style-name="gr3" draw:text-style-name="P5" draw:layer="layout" svg:x1="23.724cm" svg:y1="15.469cm" svg:x2="17.604cm" svg:y2="24.235cm" draw:start-shape="id10" draw:start-glue-point="2" draw:end-shape="id11" draw:end-glue-point="5" svg:d="M23724 15469v4318h-6120v4448" svg:viewBox="0 0 6121 8767">
          <text:p/>
        </draw:connector>
        <draw:frame draw:style-name="gr1" draw:text-style-name="P2" xml:id="id13" draw:id="id13" draw:layer="layout" svg:width="2.54cm" svg:height="1.32cm" svg:x="31.217cm" svg:y="6.529cm">
          <draw:text-box>
            <text:p text:style-name="P1"><text:span text:style-name="T1">Recycling</text:span></text:p>
          </draw:text-box>
        </draw:frame>
        <draw:connector draw:style-name="gr7" draw:text-style-name="P5" draw:layer="layout" svg:x1="16.993cm" svg:y1="16.333cm" svg:x2="28.931cm" svg:y2="12.357cm" draw:start-shape="id1" draw:start-glue-point="1" draw:end-shape="id9" draw:end-glue-point="6" svg:d="M16993 16333h5969v-3976h5969" svg:viewBox="0 0 11939 3977">
          <text:p/>
        </draw:connector>
        <draw:connector draw:style-name="gr7" draw:text-style-name="P5" draw:layer="layout" svg:x1="15.723cm" svg:y1="15.673cm" svg:x2="16.937cm" svg:y2="6.576cm" draw:start-shape="id1" draw:start-glue-point="0" draw:end-shape="id12" draw:end-glue-point="7" svg:d="M15723 15673v-4483h1214v-4614" svg:viewBox="0 0 1215 9098">
          <text:p/>
        </draw:connector>
        <draw:connector draw:style-name="gr7" draw:text-style-name="P5" draw:layer="layout" svg:x1="7.849cm" svg:y1="11.888cm" svg:x2="29.21cm" svg:y2="12.043cm" draw:start-shape="id8" draw:start-glue-point="1" draw:end-shape="id9" draw:end-glue-point="5" svg:d="M7849 11888h10541v-502h10820v657" svg:viewBox="0 0 21362 658">
          <text:p/>
        </draw:connector>
        <draw:connector draw:style-name="gr7" draw:text-style-name="P5" draw:layer="layout" svg:x1="12.675cm" svg:y1="15.8cm" svg:x2="28.931cm" svg:y2="12.357cm" draw:start-shape="id7" draw:start-glue-point="0" draw:end-shape="id9" draw:end-glue-point="6" svg:d="M12675 15800v-3443h16256" svg:viewBox="0 0 16257 3444">
          <text:p/>
        </draw:connector>
        <draw:connector draw:style-name="gr7" draw:text-style-name="P5" draw:layer="layout" svg:x1="32.487cm" svg:y1="6.529cm" svg:x2="18.508cm" svg:y2="5.947cm" draw:start-shape="id13" draw:start-glue-point="0" draw:end-shape="id12" draw:end-glue-point="11" svg:d="M32487 6529v-1239h-13979v657" svg:viewBox="0 0 13980 1240">
          <text:p/>
        </draw:connector>
        <draw:connector draw:style-name="gr3" draw:text-style-name="P5" draw:layer="layout" svg:x1="32.487cm" svg:y1="7.849cm" svg:x2="32.527cm" svg:y2="9.754cm" draw:start-shape="id13" draw:start-glue-point="2" draw:end-shape="id14" draw:end-glue-point="4" svg:d="M32487 7849v952h40v953" svg:viewBox="0 0 41 1906">
          <text:p/>
        </draw:connector>
        <draw:custom-shape draw:style-name="gr10" draw:text-style-name="P7" xml:id="id15" draw:id="id15" draw:layer="layout" svg:width="2.112cm" svg:height="0.889cm" svg:x="35.408cm" svg:y="9.781cm">
          <text:p text:style-name="P6"><text:span text:style-name="T1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2.111cm" svg:height="0.889cm" svg:x="31.471cm" svg:y="9.754cm">
          <text:p text:style-name="P3"><text:span text:style-name="T1">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5.408cm" svg:y1="10.225cm" svg:x2="33.582cm" svg:y2="10.198cm" draw:start-shape="id15" draw:start-glue-point="6" draw:end-shape="id14" draw:end-glue-point="10" svg:d="M35408 10225h-913v-27h-913" svg:viewBox="0 0 1827 28">
          <text:p/>
        </draw:connector>
        <draw:connector draw:style-name="gr6" draw:text-style-name="P5" draw:layer="layout" svg:x1="37.52cm" svg:y1="10.225cm" svg:x2="39.011cm" svg:y2="10.452cm" draw:start-shape="id15" draw:start-glue-point="10" draw:end-shape="id16" draw:end-glue-point="6" svg:d="M37520 10225h746v227h745" svg:viewBox="0 0 1492 228">
          <text:p/>
        </draw:connector>
        <draw:custom-shape draw:style-name="gr5" draw:text-style-name="P4" xml:id="id17" draw:id="id17" draw:layer="layout" svg:width="2.221cm" svg:height="0.889cm" svg:x="36.33cm" svg:y="21.75cm">
          <text:p text:style-name="P3"><text:span text:style-name="T1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2.221cm" svg:height="0.889cm" svg:x="40.181cm" svg:y="21.734cm">
          <text:p text:style-name="P3"><text:span text:style-name="T1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8.551cm" svg:y1="22.194cm" svg:x2="40.181cm" svg:y2="22.178cm" draw:start-shape="id17" draw:start-glue-point="10" draw:end-shape="id18" draw:end-glue-point="6" svg:d="M38551 22194h815v-16h815" svg:viewBox="0 0 1631 17">
          <text:p/>
        </draw:connector>
        <draw:connector draw:style-name="gr7" draw:text-style-name="P5" draw:layer="layout" svg:x1="6.579cm" svg:y1="11.228cm" svg:x2="16.937cm" svg:y2="6.576cm" draw:start-shape="id8" draw:start-glue-point="0" draw:end-shape="id12" draw:end-glue-point="7" svg:d="M6579 11228v-2261h10358v-2391" svg:viewBox="0 0 10359 4653">
          <text:p/>
        </draw:connector>
        <draw:connector draw:style-name="gr6" draw:text-style-name="P5" draw:layer="layout" svg:x1="17.295cm" svg:y1="24.549cm" svg:x2="15.471cm" svg:y2="24.375cm" draw:start-shape="id11" draw:start-glue-point="6" draw:end-shape="id19" draw:end-glue-point="10" svg:d="M17295 24549h-912v-174h-912" svg:viewBox="0 0 1825 175">
          <text:p/>
        </draw:connector>
        <draw:connector draw:style-name="gr11" draw:text-style-name="P5" draw:layer="layout" svg:x1="23.724cm" svg:y1="14.149cm" svg:x2="18.508cm" svg:y2="6.576cm" draw:start-shape="id10" draw:start-glue-point="0" draw:end-shape="id12" draw:end-glue-point="9" svg:d="M23724 14149v-3721h-5216v-3852" svg:viewBox="0 0 5217 7574">
          <text:p/>
        </draw:connector>
        <draw:frame draw:style-name="gr1" draw:text-style-name="P2" xml:id="id20" draw:id="id20" draw:layer="layout" svg:width="2.54cm" svg:height="1.32cm" svg:x="18.263cm" svg:y="14.403cm">
          <draw:text-box>
            <text:p text:style-name="P1"><text:span text:style-name="T1">Water</text:span></text:p>
          </draw:text-box>
        </draw:frame>
        <draw:connector draw:style-name="gr3" draw:text-style-name="P5" draw:layer="layout" svg:x1="20.803cm" svg:y1="15.063cm" svg:x2="14.416cm" svg:y2="23.931cm" draw:start-shape="id20" draw:start-glue-point="1" draw:end-shape="id19" draw:end-glue-point="4" svg:d="M20803 15063h526v4764h-6913v4104" svg:viewBox="0 0 6914 8869">
          <text:p/>
        </draw:connector>
        <draw:frame draw:style-name="gr1" draw:text-style-name="P2" xml:id="id23" draw:id="id23" draw:layer="layout" svg:width="2.54cm" svg:height="1.32cm" svg:x="38.329cm" svg:y="18.263cm">
          <draw:text-box>
            <text:p text:style-name="P1"><text:span text:style-name="T1">Electric kW</text:span></text:p>
          </draw:text-box>
        </draw:frame>
        <draw:frame draw:style-name="gr12" draw:text-style-name="P2" xml:id="id21" draw:id="id21" draw:layer="layout" svg:width="3.556cm" svg:height="0.775cm" svg:x="35.662cm" svg:y="25.362cm">
          <draw:text-box>
            <text:p text:style-name="P1"><text:span text:style-name="T1">Temperature</text:span></text:p>
          </draw:text-box>
        </draw:frame>
        <draw:custom-shape draw:style-name="gr5" draw:text-style-name="P4" xml:id="id24" draw:id="id24" draw:layer="layout" svg:width="2.221cm" svg:height="0.889cm" svg:x="37.632cm" svg:y="15.596cm">
          <text:p text:style-name="P3"><text:span text:style-name="T1">k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12.675cm" svg:y1="15.8cm" svg:x2="16.612cm" svg:y2="6.261cm" draw:start-shape="id7" draw:start-glue-point="0" draw:end-shape="id12" draw:end-glue-point="6" svg:d="M12675 15800v-9539h3937" svg:viewBox="0 0 3938 9540">
          <text:p/>
        </draw:connector>
        <draw:connector draw:style-name="gr7" draw:text-style-name="P5" draw:layer="layout" svg:x1="7.849cm" svg:y1="14.097cm" svg:x2="16.937cm" svg:y2="5.947cm" draw:start-shape="id6" draw:start-glue-point="1" draw:end-shape="id12" draw:end-glue-point="5" svg:d="M7849 14097h4381v-8807h4707v657" svg:viewBox="0 0 9089 8808">
          <text:p/>
        </draw:connector>
        <draw:connector draw:style-name="gr9" draw:text-style-name="P5" draw:layer="layout" svg:x1="19.533cm" svg:y1="14.403cm" svg:x2="29.884cm" svg:y2="12.802cm" draw:start-shape="id20" draw:start-glue-point="0" draw:end-shape="id9" draw:end-glue-point="8" svg:d="M19533 14403v-800h10351v-801" svg:viewBox="0 0 10352 1602">
          <text:p/>
        </draw:connector>
        <draw:connector draw:style-name="gr7" draw:text-style-name="P5" draw:layer="layout" svg:x1="19.533cm" svg:y1="14.403cm" svg:x2="17.723cm" svg:y2="6.706cm" draw:start-shape="id20" draw:start-glue-point="0" draw:end-shape="id12" draw:end-glue-point="8" svg:d="M19533 14403v-3848h-1810v-3849" svg:viewBox="0 0 1811 7698">
          <text:p/>
        </draw:connector>
        <draw:connector draw:style-name="gr3" draw:text-style-name="P5" draw:layer="layout" svg:x1="37.44cm" svg:y1="25.362cm" svg:x2="37.441cm" svg:y2="22.639cm" draw:start-shape="id21" draw:start-glue-point="0" draw:end-shape="id17" draw:end-glue-point="8" svg:d="M37440 25362v-1361h1v-1362" svg:viewBox="0 0 2 2724">
          <text:p/>
        </draw:connector>
        <draw:frame draw:style-name="gr12" draw:text-style-name="P2" xml:id="id22" draw:id="id22" draw:layer="layout" svg:width="3.556cm" svg:height="0.775cm" svg:x="40.107cm" svg:y="25.292cm">
          <draw:text-box>
            <text:p text:style-name="P1"><text:span text:style-name="T1">Temperature</text:span></text:p>
          </draw:text-box>
        </draw:frame>
        <draw:connector draw:style-name="gr3" draw:text-style-name="P5" draw:layer="layout" svg:x1="41.885cm" svg:y1="25.292cm" svg:x2="41.292cm" svg:y2="22.623cm" draw:start-shape="id22" draw:start-glue-point="0" draw:end-shape="id18" draw:end-glue-point="8" svg:d="M41885 25292v-1334h-593v-1335" svg:viewBox="0 0 594 2670">
          <text:p/>
        </draw:connector>
        <draw:connector draw:style-name="gr3" draw:text-style-name="P5" draw:layer="layout" svg:x1="39.599cm" svg:y1="18.263cm" svg:x2="38.743cm" svg:y2="16.485cm" draw:start-shape="id23" draw:start-glue-point="0" draw:end-shape="id24" draw:end-glue-point="8" svg:d="M39599 18263v-889h-856v-889" svg:viewBox="0 0 857 1779">
          <text:p/>
        </draw:connector>
        <draw:connector draw:style-name="gr7" draw:text-style-name="P5" draw:layer="layout" svg:x1="31.217cm" svg:y1="7.189cm" svg:x2="30.836cm" svg:y2="12.357cm" draw:start-shape="id13" draw:start-glue-point="3" draw:end-shape="id9" draw:end-glue-point="10" svg:d="M31217 7189h-526v2692h671v2476h-526" svg:viewBox="0 0 672 5169">
          <text:p/>
        </draw:connector>
        <draw:custom-shape draw:style-name="gr13" draw:text-style-name="P7" xml:id="id16" draw:id="id16" draw:layer="layout" svg:width="2.112cm" svg:height="0.889cm" svg:x="39.011cm" svg:y="10.008cm">
          <text:p text:style-name="P6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6" draw:id="id26" draw:layer="layout" svg:width="2.221cm" svg:height="0.889cm" svg:x="8.484cm" svg:y="2.896cm">
          <text:p text:style-name="P3"><text:span text:style-name="T1">lbs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5" draw:id="id25" draw:layer="layout" svg:width="2.221cm" svg:height="0.889cm" svg:x="12.232cm" svg:y="3.023cm">
          <text:p text:style-name="P3"><text:span text:style-name="T1">Metric ton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2.221cm" svg:height="0.889cm" svg:x="16.612cm" svg:y="5.817cm">
          <text:p text:style-name="P3"><text:span text:style-name="T1">kg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7" draw:id="id27" draw:layer="layout" svg:width="2.221cm" svg:height="0.889cm" svg:x="4.612cm" svg:y="2.769cm">
          <text:p text:style-name="P3"><text:span text:style-name="T1">ton of CO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3.343cm" svg:y1="3.023cm" svg:x2="17.723cm" svg:y2="5.817cm" draw:start-shape="id25" draw:start-glue-point="4" draw:end-shape="id12" draw:end-glue-point="4" svg:d="M13343 3023v-527h4380v3321" svg:viewBox="0 0 4381 3322">
          <text:p/>
        </draw:connector>
        <draw:connector draw:style-name="gr6" draw:text-style-name="P5" draw:layer="layout" svg:x1="10.705cm" svg:y1="3.34cm" svg:x2="12.232cm" svg:y2="3.467cm" draw:start-shape="id26" draw:start-glue-point="10" draw:end-shape="id25" draw:end-glue-point="6" svg:d="M10705 3340h516v127h1011" svg:viewBox="0 0 1528 128">
          <text:p/>
        </draw:connector>
        <draw:connector draw:style-name="gr6" draw:text-style-name="P5" draw:layer="layout" svg:x1="6.833cm" svg:y1="3.213cm" svg:x2="8.484cm" svg:y2="3.34cm" draw:start-shape="id27" draw:start-glue-point="10" draw:end-shape="id26" draw:end-glue-point="6" svg:d="M6833 3213h825v127h826" svg:viewBox="0 0 1652 12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2-01-04T19:43:35.834241853</meta:creation-date>
    <dc:date>2022-11-11T16:33:28.595951144</dc:date>
    <dc:creator>Steven Huss-Lederman</dc:creator>
    <meta:editing-duration>PT22H49M16S</meta:editing-duration>
    <meta:editing-cycles>28</meta:editing-cycles>
    <meta:generator>LibreOffice/7.4.1.2$MacOSX_X86_64 LibreOffice_project/3c58a8f3a960df8bc8fd77b461821e42c061c5f0</meta:generator>
    <meta:document-statistic meta:object-count="61"/>
  </office:meta>
</office:document-meta>
</file>